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800000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top="0cm" fo:margin-bottom="0.499cm"/>
      <style:text-properties fo:color="#800000"/>
    </style:style>
    <style:style style:name="P4" style:family="paragraph" style:parent-style-name="Text_20_body">
      <style:text-properties fo:color="#800000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800000"/>
    </style:style>
    <style:style style:name="P7" style:family="paragraph" style:parent-style-name="Standard">
      <style:text-properties fo:color="#800000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>
      <style:text-properties fo:color="#800000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3">
      <style:paragraph-properties fo:margin-top="0cm" fo:margin-bottom="0cm"/>
    </style:style>
    <style:style style:name="P19" style:family="paragraph" style:parent-style-name="Text_20_body" style:list-style-name="L4">
      <style:paragraph-properties fo:margin-top="0cm" fo:margin-bottom="0cm"/>
    </style:style>
    <style:style style:name="P20" style:family="paragraph" style:parent-style-name="Text_20_body" style:list-style-name="L5">
      <style:paragraph-properties fo:margin-top="0cm" fo:margin-bottom="0cm"/>
    </style:style>
    <style:style style:name="P21" style:family="paragraph" style:parent-style-name="Text_20_body" style:list-style-name="L6">
      <style:paragraph-properties fo:margin-top="0cm" fo:margin-bottom="0cm"/>
    </style:style>
    <style:style style:name="P22" style:family="paragraph" style:parent-style-name="Text_20_body" style:list-style-name="L7">
      <style:paragraph-properties fo:margin-top="0cm" fo:margin-bottom="0cm"/>
    </style:style>
    <style:style style:name="P23" style:family="paragraph" style:parent-style-name="Text_20_body">
      <style:paragraph-properties fo:margin-top="0cm" fo:margin-bottom="0cm"/>
      <style:text-properties fo:color="#800000"/>
    </style:style>
    <style:style style:name="T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Zapytania z podzapytaniami. </text:p>
      <text:h text:style-name="Heading_20_1" text:outline-level="1"><text:bookmark text:name="zadanie_1"/>Zadanie 1</text:h>
      <text:p text:style-name="Text_20_body">Przeanalizuj poniższe zapytania i zinterpretuj ich znaczenie. </text:p>
      <text:p text:style-name="Text_20_body">Zwróć uwagę na operatory w klauzuli WHERE: </text:p>
      <text:p text:style-name="Preformatted_20_Text">SELECT DISTINCT nazwa </text:p>
      <text:p text:style-name="Preformatted_20_Text">FROM pudelka NATURAL JOIN zawartosc </text:p>
      <text:p text:style-name="Preformatted_20_Text">WHERE idczekoladki </text:p>
      <text:p text:style-name="Preformatted_20_Text"><text:s text:c="6"/>IN (SELECT idczekoladki FROM czekoladki ORDER BY KOSZT LIMIT 3);</text:p>
      <text:p text:style-name="Preformatted_20_Text"><text:span text:style-name="T1"><text:s/></text:span></text:p>
      <text:p text:style-name="Preformatted_20_Text"/>
      <text:p text:style-name="Preformatted_20_Text">SELECT nazwa </text:p>
      <text:p text:style-name="Preformatted_20_Text">FROM czekoladki </text:p>
      <text:p text:style-name="Preformatted_20_Text">WHERE koszt </text:p>
      <text:p text:style-name="P2"><text:s text:c="6"/>= (SELECT max(koszt) FROM czekoladki);</text:p>
      <text:p text:style-name="P3"/>
      <text:p text:style-name="Text_20_body">Zwróć uwagę na umiejscowienie podzapytania, oraz ewentualną ilość wierszy/kolumn które zwraca. </text:p>
      <text:p text:style-name="Preformatted_20_Text">SELECT p.nazwa, idpudelka FROM (SELECT idczekoladki FROM czekoladki ORDER BY KOSZT LIMIT 3) AS ulubioneCzekoladki NATURAL JOIN zawartosc NATURAL JOIN pudelka p;</text:p>
      <text:p text:style-name="P1"/>
      <text:p text:style-name="P1"/>
      <text:p text:style-name="Preformatted_20_Text"/>
      <text:p text:style-name="P2">SELECT nazwa, koszt, (SELECT max(koszt) FROM czekoladki) AS max FROM czekoladki;</text:p>
      <text:p text:style-name="P3"/>
      <text:h text:style-name="Heading_20_1" text:outline-level="1"><text:bookmark text:name="zadanie_2"/>Zadanie 2</text:h>
      <text:p text:style-name="Text_20_body">Napisz zapytanie w języku <text:span text:style-name="ACRONYM">SQL</text:span> wyświetlające informacje na temat zamówień (data realizacji, idzamowienia) używając odpowiedniego operatora IN/NOT IN/EXISTS/ANY/ALL, które: </text:p>
      <text:list xml:id="list1169132246621041741" text:style-name="L1">
        <text:list-item>
          <text:p text:style-name="P16">zostały złożone przez klienta, który ma na imię <text:span text:style-name="Emphasis">Antoni</text:span>,</text:p>
        </text:list-item>
      </text:list>
      <text:p text:style-name="P6"/>
      <text:list xml:id="list43449774" text:continue-numbering="true" text:style-name="L1">
        <text:list-item>
          <text:p text:style-name="P16">zostały złożone przez klientów z mieszkań (zwróć uwagę na pole <text:span text:style-name="Emphasis">ulica</text:span>),</text:p>
        </text:list-item>
      </text:list>
      <text:p text:style-name="P6"/>
      <text:list xml:id="list43449655" text:continue-numbering="true" text:style-name="L1">
        <text:list-item>
          <text:p text:style-name="P8">zostały złożone przez klienta z Krakowa do realizacji w listopadzie 2008 roku.</text:p>
        </text:list-item>
      </text:list>
      <text:p text:style-name="P4"/>
      <text:h text:style-name="Heading_20_1" text:outline-level="1"><text:bookmark text:name="zadanie_3"/><text:soft-page-break/>Zadanie 3</text:h>
      <text:p text:style-name="Text_20_body">Napisz zapytanie w języku <text:span text:style-name="ACRONYM">SQL</text:span> wyświetlające informacje na temat klientów (nazwa, ulica, miejscowość), używając odpowiedniego operatora IN/NOT IN/EXISTS/ANY/ALL, którzy: </text:p>
      <text:list xml:id="list4033284195224315196" text:style-name="L2">
        <text:list-item>
          <text:p text:style-name="P17">złożyli zamówienia z datą realizacji 12.11.2008,</text:p>
        </text:list-item>
      </text:list>
      <text:p text:style-name="P6"/>
      <text:list xml:id="list43439598" text:continue-numbering="true" text:style-name="L2">
        <text:list-item>
          <text:p text:style-name="P17">złożyli zamówienia z datą realizacji w listopadzie 2008,</text:p>
        </text:list-item>
      </text:list>
      <text:p text:style-name="P6"/>
      <text:list xml:id="list43439174" text:continue-numbering="true" text:style-name="L2">
        <text:list-item>
          <text:p text:style-name="P17">zamówili pudełko <text:span text:style-name="Emphasis">Kremowa fantazja</text:span> lub <text:span text:style-name="Emphasis">Kolekcja jesienna</text:span>,</text:p>
        </text:list-item>
      </text:list>
      <text:p text:style-name="P6"/>
      <text:list xml:id="list43439224" text:continue-numbering="true" text:style-name="L2">
        <text:list-item>
          <text:p text:style-name="P17">zamówili co najmniej 2 sztuki pudełek <text:span text:style-name="Emphasis">Kremowa fantazja</text:span> lub <text:span text:style-name="Emphasis">Kolekcja jesienna</text:span> w ramach jednego zamówienia,</text:p>
        </text:list-item>
      </text:list>
      <text:p text:style-name="P6"/>
      <text:list xml:id="list43443245" text:continue-numbering="true" text:style-name="L2">
        <text:list-item>
          <text:p text:style-name="P17">zamówili pudełka, które zawierają czekoladki z migdałami,</text:p>
        </text:list-item>
      </text:list>
      <text:p text:style-name="P6"/>
      <text:list xml:id="list43433570" text:continue-numbering="true" text:style-name="L2">
        <text:list-item>
          <text:p text:style-name="P17">złożyli przynajmniej jedno zamówienie,</text:p>
        </text:list-item>
      </text:list>
      <text:p text:style-name="P6"/>
      <text:list xml:id="list43427124" text:continue-numbering="true" text:style-name="L2">
        <text:list-item>
          <text:p text:style-name="P9">nie złożyli żadnych zamówień.</text:p>
        </text:list-item>
      </text:list>
      <text:p text:style-name="P4"/>
      <text:h text:style-name="Heading_20_1" text:outline-level="1"><text:bookmark text:name="zadanie_4"/>Zadanie 4</text:h>
      <text:p text:style-name="Text_20_body">Napisz zapytanie w języku <text:span text:style-name="ACRONYM">SQL</text:span> wyświetlające informacje na temat czekoladek (nazwa, opis), używając zarówno złączeń (wiele tabel w klauzuli FROM), jak i podzapytań (używając odpowiedniego operatora IN/NOT IN/EXISTS/ANY/ALL), które znajdują się w: </text:p>
      <text:list xml:id="list6245613247520192939" text:style-name="L3">
        <text:list-item>
          <text:p text:style-name="P18">pudełku o wartości klucza głównego <text:span text:style-name="Emphasis">HEAV</text:span>,</text:p>
        </text:list-item>
      </text:list>
      <text:p text:style-name="P6"/>
      <text:list xml:id="list43424800" text:continue-numbering="true" text:style-name="L3">
        <text:list-item>
          <text:p text:style-name="P10">pudełkach, których nazwa zawiera słowo <text:span text:style-name="Emphasis">Kolekcja</text:span>.</text:p>
        </text:list-item>
      </text:list>
      <text:p text:style-name="P4"/>
      <text:h text:style-name="Heading_20_1" text:outline-level="1"><text:bookmark text:name="zadanie_5"/>Zadanie 5</text:h>
      <text:p text:style-name="Text_20_body">Napisz zapytanie w języku <text:span text:style-name="ACRONYM">SQL</text:span> wyświetlające informacje na temat pudełek z czekoladkami (nazwa, opis, cena), używając odpowiedniego operatora IN/NOT IN/EXISTS/ANY/ALL, które: </text:p>
      <text:list xml:id="list6944451715374853024" text:style-name="L4">
        <text:list-item>
          <text:p text:style-name="P19">zawierają czekoladki o wartości klucza głównego <text:span text:style-name="Emphasis">D09</text:span></text:p>
        </text:list-item>
      </text:list>
      <text:p text:style-name="P5"><text:span text:style-name="Emphasis"><text:span text:style-name="T1"/></text:span></text:p>
      <text:list xml:id="list43438628" text:continue-numbering="true" text:style-name="L4">
        <text:list-item>
          <text:p text:style-name="P19">zawierają czekoladki <text:span text:style-name="Emphasis">Gorzka truskawkowa</text:span>,</text:p>
        </text:list-item>
      </text:list>
      <text:p text:style-name="P6"/>
      <text:list xml:id="list43436271" text:continue-numbering="true" text:style-name="L4">
        <text:list-item>
          <text:p text:style-name="P19">zawierają przynajmniej jedną czekoladkę, której nazwa zaczyna się na <text:span text:style-name="Emphasis">S</text:span>,</text:p>
        </text:list-item>
      </text:list>
      <text:p text:style-name="P6"/>
      <text:list xml:id="list43425406" text:continue-numbering="true" text:style-name="L4">
        <text:list-item>
          <text:p text:style-name="P19">zawierają przynajmniej 4 sztuki czekoladek jednego gatunku (o takim samym kluczu głównym),</text:p>
        </text:list-item>
      </text:list>
      <text:p text:style-name="P6"/>
      <text:list xml:id="list43426490" text:continue-numbering="true" text:style-name="L4">
        <text:list-item>
          <text:p text:style-name="P19">zawierają co najmniej 3 sztuki czekoladki <text:span text:style-name="Emphasis">Gorzka truskawkowa</text:span>,</text:p>
        </text:list-item>
      </text:list>
      <text:p text:style-name="P6"/>
      <text:list xml:id="list43429692" text:continue-numbering="true" text:style-name="L4">
        <text:list-item>
          <text:p text:style-name="P19"><text:soft-page-break/>zawierają czekoladki z nadzieniem truskawkowym,</text:p>
        </text:list-item>
      </text:list>
      <text:p text:style-name="P6"/>
      <text:list xml:id="list43451976" text:continue-numbering="true" text:style-name="L4">
        <text:list-item>
          <text:p text:style-name="P19">nie zawierają czekoladek w gorzkiej czekoladzie,</text:p>
        </text:list-item>
      </text:list>
      <text:p text:style-name="P6"/>
      <text:list xml:id="list43447003" text:continue-numbering="true" text:style-name="L4">
        <text:list-item>
          <text:p text:style-name="P19">nie zawierają czekoladek z orzechami,</text:p>
        </text:list-item>
      </text:list>
      <text:p text:style-name="P6"/>
      <text:list xml:id="list43442605" text:continue-numbering="true" text:style-name="L4">
        <text:list-item>
          <text:p text:style-name="P11">zawierają przynajmniej jedną czekoladkę bez nadzienia.</text:p>
        </text:list-item>
      </text:list>
      <text:p text:style-name="P4"/>
      <text:h text:style-name="Heading_20_1" text:outline-level="1"><text:bookmark text:name="zadanie_6"/>Zadanie 6</text:h>
      <text:p text:style-name="Text_20_body">Napisz poniższe zapytania w języku <text:span text:style-name="ACRONYM">SQL</text:span> (używając odpowiedniego operatora IN/NOT IN/EXISTS/ANY/ALL): </text:p>
      <text:list xml:id="list3946538909821249109" text:style-name="L5">
        <text:list-item>
          <text:p text:style-name="P20">Wyświetl wartości kluczy głównych oraz nazwy czekoladek, których koszt jest większy od czekoladki o wartości klucza głównego równej <text:span text:style-name="Emphasis">D08</text:span>.</text:p>
        </text:list-item>
      </text:list>
      <text:p text:style-name="P6"/>
      <text:list xml:id="list43424387" text:continue-numbering="true" text:style-name="L5">
        <text:list-item>
          <text:p text:style-name="P20">Kto (nazwa klienta) złożył zamówienia na takie same czekoladki (pudełka) jak zamawiała <text:span text:style-name="Emphasis">Gorka Alicja</text:span>.</text:p>
        </text:list-item>
      </text:list>
      <text:p text:style-name="P6"/>
      <text:list xml:id="list43431756" text:continue-numbering="true" text:style-name="L5">
        <text:list-item>
          <text:p text:style-name="P12">Kto (nazwa klienta, adres) złożył zamówienia na takie same czekoladki (pudełka) jak zamawiali klienci z <text:span text:style-name="Emphasis">Katowic</text:span>.</text:p>
        </text:list-item>
      </text:list>
      <text:p text:style-name="P4"/>
      <text:h text:style-name="Heading_20_1" text:outline-level="1"><text:bookmark text:name="zadanie_7"/>Zadanie 7</text:h>
      <text:p text:style-name="Text_20_body">Wyświetl nazwę pudełka oraz ilość czekoladek (bez użycia klauzuli LIMIT), dla: </text:p>
      <text:list xml:id="list3965870505132021055" text:style-name="L6">
        <text:list-item>
          <text:p text:style-name="P21">pudełka o największej liczbie czekoladek (na 2 sposoby),</text:p>
        </text:list-item>
      </text:list>
      <text:p text:style-name="P6"/>
      <text:list xml:id="list43435390" text:continue-numbering="true" text:style-name="L6">
        <text:list-item>
          <text:p text:style-name="P21">pudełka o najmniejszej liczbie czekoladek (na 2 sposoby),</text:p>
        </text:list-item>
      </text:list>
      <text:p text:style-name="P6"/>
      <text:list xml:id="list43449844" text:continue-numbering="true" text:style-name="L6">
        <text:list-item>
          <text:p text:style-name="P21">trzech najliczniejszych pudełek pod względem ilości czekoladek (na 2 sposoby),</text:p>
        </text:list-item>
      </text:list>
      <text:p text:style-name="P5"/>
      <text:list xml:id="list43432289" text:continue-numbering="true" text:style-name="L6">
        <text:list-item>
          <text:p text:style-name="P13">trzech najmniej licznych pudełek pod względem ilości czekoladek (na 2 sposoby).</text:p>
        </text:list-item>
      </text:list>
      <text:p text:style-name="Text_20_body"/>
      <text:p text:style-name="Text_20_body">Podpowiedź: </text:p>
      <text:list xml:id="list7303447414137864959" text:style-name="L7">
        <text:list-item>
          <text:p text:style-name="P22">sposób: użyj funkcji agregujących min()/max() w podzapytaniach w klauzuli WHERE … = (….),</text:p>
        </text:list-item>
        <text:list-item>
          <text:p text:style-name="P14">sposób: użyj funkcji agregującej count() w podzapytaniach w klauzuli WHERE … &gt;= (….).</text:p>
        </text:list-item>
      </text:list>
      <text:h text:style-name="Heading_20_1" text:outline-level="1"><text:bookmark text:name="zadanie_8"/>Zadanie 8</text:h>
      <text:p text:style-name="Text_20_body">Napisz zapytanie wyświetlające: liczbę porządkową i identyfikator pudełka czekoladek (idpudelka). Identyfikatory pudełek mają być posortowane alfabetycznie, rosnąco. Liczba porządkowa jest z <text:soft-page-break/>przedziału 1..N, gdzie N jest ilością pudełek. </text:p>
      <text:p text:style-name="Text_20_body">Użyj podzapytania w klauzuli SELECT: SELECT kolumna1, kolumna2, (SELECT …) FROM …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ACRONYM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5-26T23:12:19</meta:creation-date>
    <dc:date>2016-02-29T23:26:26.55</dc:date>
    <dc:creator>M S</dc:creator>
    <meta:editing-duration>PT2H24M6S</meta:editing-duration>
    <meta:editing-cycles>11</meta:editing-cycles>
    <meta:generator>OpenOffice/4.0.1$Win32 OpenOffice.org_project/401m5$Build-9714</meta:generator>
    <meta:document-statistic meta:table-count="0" meta:image-count="0" meta:object-count="0" meta:page-count="4" meta:paragraph-count="63" meta:word-count="563" meta:character-count="4086"/>
  </office:meta>
</office:document-meta>
</file>